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03203a" officeooo:paragraph-rsid="0003203a" style:font-size-asian="14pt" style:font-weight-asian="bold" style:font-size-complex="14pt" style:font-weight-complex="bold"/>
    </style:style>
    <style:style style:name="P2" style:family="paragraph" style:parent-style-name="Standard">
      <style:text-properties fo:font-size="14pt" fo:font-weight="bold" officeooo:rsid="000349f4" officeooo:paragraph-rsid="000349f4" style:font-size-asian="14pt" style:font-weight-asian="bold" style:font-size-complex="14pt" style:font-weight-complex="bold"/>
    </style:style>
    <style:style style:name="P3" style:family="paragraph" style:parent-style-name="Standard">
      <style:text-properties fo:font-size="12pt" fo:font-weight="normal" officeooo:rsid="000349f4" officeooo:paragraph-rsid="000349f4" style:font-size-asian="10.5pt" style:font-weight-asian="normal" style:font-size-complex="12pt" style:font-weight-complex="normal"/>
    </style:style>
    <style:style style:name="P4" style:family="paragraph" style:parent-style-name="Standard">
      <style:text-properties fo:font-size="12pt" fo:font-weight="normal" officeooo:rsid="0005e9da" officeooo:paragraph-rsid="0005e9da" style:font-size-asian="10.5pt" style:font-weight-asian="normal" style:font-size-complex="12pt" style:font-weight-complex="normal"/>
    </style:style>
    <style:style style:name="P5" style:family="paragraph" style:parent-style-name="Standard">
      <style:text-properties fo:font-size="12pt" fo:font-weight="normal" officeooo:rsid="0006f44c" officeooo:paragraph-rsid="0006f44c" style:font-size-asian="10.5pt" style:font-weight-asian="normal" style:font-size-complex="12pt" style:font-weight-complex="normal"/>
    </style:style>
    <style:style style:name="P6" style:family="paragraph" style:parent-style-name="Standard">
      <style:text-properties fo:font-size="12pt" fo:font-weight="normal" officeooo:rsid="0003203a" officeooo:paragraph-rsid="0003203a" style:font-size-asian="10.5pt" style:font-weight-asian="normal" style:font-size-complex="12pt" style:font-weight-complex="normal"/>
    </style:style>
    <style:style style:name="P7" style:family="paragraph" style:parent-style-name="Standard">
      <style:text-properties fo:font-size="12pt" fo:font-weight="normal" officeooo:rsid="0007f05c" officeooo:paragraph-rsid="0007f05c" style:font-size-asian="10.5pt" style:font-weight-asian="normal" style:font-size-complex="12pt" style:font-weight-complex="normal"/>
    </style:style>
    <style:style style:name="P8" style:family="paragraph" style:parent-style-name="Standard">
      <style:text-properties fo:font-size="12pt" fo:font-weight="normal" officeooo:rsid="0006f44c" officeooo:paragraph-rsid="0006f44c" style:font-size-asian="12pt" style:font-weight-asian="normal" style:font-size-complex="12pt" style:font-weight-complex="normal"/>
    </style:style>
    <style:style style:name="P9" style:family="paragraph" style:parent-style-name="Standard">
      <style:text-properties officeooo:paragraph-rsid="0007f05c"/>
    </style:style>
    <style:style style:name="P10" style:family="paragraph" style:parent-style-name="Text_20_body">
      <style:text-properties fo:font-weight="normal" officeooo:rsid="0003203a" officeooo:paragraph-rsid="0003203a"/>
    </style:style>
    <style:style style:name="P11" style:family="paragraph" style:parent-style-name="Text_20_body">
      <style:text-properties officeooo:rsid="0003203a" officeooo:paragraph-rsid="0003203a"/>
    </style:style>
    <style:style style:name="P12" style:family="paragraph" style:parent-style-name="Text_20_body">
      <style:paragraph-properties fo:margin-top="0cm" fo:margin-bottom="0cm" style:contextual-spacing="false" fo:line-height="138%" style:writing-mode="lr-tb"/>
      <style:text-properties fo:font-weight="normal"/>
    </style:style>
    <style:style style:name="P13"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loext:opacity="100%" style:font-name="Arial" fo:font-size="11pt" fo:font-style="normal" style:text-underline-style="solid" style:text-underline-width="auto" style:text-underline-color="font-color" fo:background-color="transparent" loext:char-shading-value="0"/>
    </style:style>
    <style:style style:name="T2" style:family="text">
      <style:text-properties fo:font-variant="normal" fo:text-transform="none" fo:color="#000000" loext:opacity="100%" style:font-name="Arial" fo:font-size="11pt"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202122" loext:opacity="100%" style:text-line-through-style="none" style:text-line-through-type="none" style:font-name="Arial" fo:font-size="10.5pt" fo:font-style="normal" style:text-underline-style="none" fo:font-weight="normal" style:text-blinking="false" fo:background-color="#ffffff" loext:char-shading-value="0"/>
    </style:style>
    <style:style style:name="T8" style:family="text">
      <style:text-properties officeooo:rsid="000349f4"/>
    </style:style>
    <style:style style:name="T9" style:family="text">
      <style:text-properties officeooo:rsid="0007f05c"/>
    </style:style>
    <style:style style:name="T10" style:family="text">
      <style:text-properties fo:font-size="12pt" fo:font-weight="normal" officeooo:rsid="0007f05c" style:font-size-asian="10.5pt" style:font-weight-asian="normal" style:font-size-complex="12pt" style:font-weight-complex="normal"/>
    </style:style>
    <style:style style:name="T11" style:family="text">
      <style:text-properties style:text-position="super 58%" fo:font-size="12pt" fo:font-weight="normal" officeooo:rsid="0007f05c" style:font-size-asian="10.5pt" style:font-weight-asian="normal" style:font-size-complex="12pt" style:font-weight-complex="normal"/>
    </style:style>
    <style:style style:name="T12" style:family="text">
      <style:text-properties officeooo:rsid="0008538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text:span text:style-name="T8">o</text:span></text:p>
      <text:p text:style-name="P10"><text:bookmark text:name="docs-internal-guid-3dc144de-7fff-9601-23a5-88ed637fc592"/><text:span text:style-name="T1">Définition classique d’une entreprise (cours)</text:span><text:span text:style-name="T5"> </text:span><text:span text:style-name="T3">: Unité économique juridiquement autonome, dotée de ressources : humaines, matérielles, immatérielles et financières, pour produire des biens ou des services pour le marché. (définir le marché du coup)</text:span></text:p>
      <text:p text:style-name="Text_20_body"><text:line-break/><text:bookmark text:name="docs-internal-guid-7bc41685-7fff-a916-f25c-0348dd2f96b6"/><text:span text:style-name="T2">Définition du marché</text:span><text:span text:style-name="T6"> </text:span><text:span text:style-name="T4">:Lieu de rencontre, réel ou virtuel, entre offreurs et demandeurs, sur lequel s’établit un prix d’équilibre.</text:span></text:p>
      <text:p text:style-name="Text_20_body"/>
      <text:p text:style-name="P12"><text:span text:style-name="T1">Classification des entreprises selon le décret de la LME du 18/12/2008</text:span><text:span text:style-name="T5"> </text:span><text:span text:style-name="T3">: Elles sont classée en quatre catégories:</text:span></text:p>
      <text:list xml:id="list383529241" text:style-name="L1">
        <text:list-item>
          <text:p text:style-name="P13">MIC (micro entreprises)</text:p>
        </text:list-item>
        <text:list-item>
          <text:p text:style-name="P13">PME (petites et moyennes entreprises)</text:p>
        </text:list-item>
        <text:list-item>
          <text:p text:style-name="P13">ETI (entreprises de taille intermédiaires)</text:p>
        </text:list-item>
        <text:list-item>
          <text:p text:style-name="P13">GE (grande entreprises)</text:p>
        </text:list-item>
      </text:list>
      <text:p text:style-name="P11">Ces sont certes des notions déjà vue en cours mais il me semblait important de tout de même faire un petit rappel en introduction sur les bases.</text:p>
      <text:p text:style-name="P11">Pour définir l’entreprise nous allons prendre <text:s/>et décortiquer une entreprise existante dont tout le monde à normalement déjà entendu parler qui est Tesla</text:p>
      <text:p text:style-name="P11"/>
      <text:p text:style-name="P1">Définition de l’entreprise : <text:span text:style-name="T8">Tesla</text:span></text:p>
      <text:p text:style-name="P9"><text:span text:style-name="T10">- Fonder le 1</text:span><text:span text:style-name="T11">er</text:span><text:span text:style-name="T10"> juillet 2003 : </text:span><text:bookmark text:name="docs-internal-guid-ce625d4e-7fff-8e9d-63da-44adc21e5b0e"/><text:span text:style-name="T7">Martin Eberhard, Marc Tarpenning</text:span> <text:span text:style-name="T9">(entreprise américaine)</text:span></text:p>
      <text:p text:style-name="P9"/>
      <text:p text:style-name="P9">-<text:span text:style-name="T12">Société anonyme, va lui permettre de lever du capital auprès de nombreux investisseurs, et d’être susceptibles d’être cotée en bourse. C’est une forme de société qui convient aux grandes entreprises.</text:span></text:p>
      <text:p text:style-name="P7"/>
      <text:p text:style-name="P7">- Elon Musk s’est vue devoir céder sa place de président du conseil d’administration suite à un arrangement à la miable avec le gendarme de la bourse qui l’accusé de fraude à la suite d’un tweet D’Elon Musk disant vouloir retirer Tesla de la bourse. Cela avait don eu un impact direct avec la valeur boursière de l’action de Tesla.</text:p>
      <text:p text:style-name="P6"/>
      <text:p text:style-name="P2">I. Micro-environnement et business modèle</text:p>
      <text:p text:style-name="P8"/>
      <text:p text:style-name="P8">[parler de la diapo]</text:p>
      <text:p text:style-name="P8"/>
      <text:p text:style-name="P2">Business Modèle de l’entreprise Tesla</text:p>
      <text:p text:style-name="P3">Ici le business modèle va être un très bon outil pour définir tout ce qui est partenaire, activité, ressources, la relation avec clients, les coûts, les revenus, etc. En bref il va nous permettre de façon synthétique de définir l’entreprise.</text:p>
      <text:p text:style-name="P3"/>
      <text:p text:style-name="P3">[Parler du schéma]</text:p>
      <text:p text:style-name="P3"/>
      <text:p text:style-name="P3">(OEM = Fabricant d’équipement d’origine : entreprise fabriquant des pièces détachées pour le compte d’une autre entreprise)</text:p>
      <text:p text:style-name="P3"/>
      <text:p text:style-name="P2">Filiales de Tesla</text:p>
      <text:p text:style-name="P2"><text:bookmark text:name="docs-internal-guid-8e99c3cb-7fff-1673-b173-ecaa0477f6fa"/><text:soft-page-break/><text:span text:style-name="T4">Comme dans toutes les grandes entreprises, Tesla est ce qu’on appelle une holding qui possède des filiales. Aussi appelée sociétés filles, elles vont être les entreprises dont au moins 5% du capital social est détenu par une entreprise qu’on appellera alors société mère. Mais si tant de société applique ce schéma, qu’elles en sont les avantages ? Tout d’abord cela apporte un avantage auprès des banques. C’est la holding qui va se charger des négociations avec les banques au profit des filiales, alors que cela aurait été bien plus compliqué si chaque filiales aurait dû négocier individuellement. Sur le plan financier, beaucoup ce serves des holding afin des les placer dans ce qu’on appelle des paradis fiscal, soit un pays ou territoire ou le taux d’imposition est très bas voir quasi nul. C’est la cas en Amérique par exemple avec l’Etat Delaware connu pour être un paradis fiscal en Amérique. Juridiquement, cela va permettre de faire entrer plus d’investisseurs. Une simple entreprise ne pourra accorder au maximum que 49% du capital aux investisseurs afin de rester majoritaire. Dans le cas d’une holding elle pourra accorder 49% du capital de la filiale et 49% du capital de la holding. Cela permet de diluer l’actionnariat tout en gardant le contrôle du groupe.</text:span> </text:p>
      <text:p text:style-name="P2"/>
      <text:p text:style-name="P2">III. Découverte et introduction du méso-environnement</text:p>
      <text:p text:style-name="P2"><text:bookmark text:name="docs-internal-guid-a4c9cca5-7fff-1b4e-049e-d1d39f81dd69"/><text:span text:style-name="T4">Le maso-environnement signifie l’intermédiaire. C’est une notion qui représente l’intermédiaire entre le micro-environnement et le macro-environnement. Elle permet de mieux comprendre comment l’unité économique qu’est l’entreprise s'intègre dans l’économie général en prenant en compte les relations techniques, économiques ou organisationnelles entre différents groupes d’acteurs. Ou plus simplement elle va permettre de d’identifier les acteurs et le positionnement d’une entreprise parmi ceux-ci. Pour cela une des méthodes l’analyse sectorielle est le modèle des 5 forces de Porter.</text:span> </text:p>
      <text:p text:style-name="P2"/>
      <text:p text:style-name="P2">Modèle des 5 forces de Porter</text:p>
      <text:p text:style-name="P4">Ce modèle va nous permettre d’identifier les forces en concurrence dans une industrie, ce qui va nous permettre d’identifier l’intensité concurrentielle avec toujours comme exemple Tesla.</text:p>
      <text:p text:style-name="P5"/>
      <text:p text:style-name="P5">[parler du schéma]</text:p>
      <text:p text:style-name="P5"/>
      <text:p text:style-name="P5">Concurrence asiatique (marque nio, voiture électrique, autonomie de 1000km, berline etc)</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3:22:44.922000000</meta:creation-date>
    <dc:date>2021-03-22T14:37:39.610000000</dc:date>
    <meta:editing-duration>PT34M12S</meta:editing-duration>
    <meta:editing-cycles>4</meta:editing-cycles>
    <meta:generator>LibreOffice/7.0.4.2$Windows_X86_64 LibreOffice_project/dcf040e67528d9187c66b2379df5ea4407429775</meta:generator>
    <meta:document-statistic meta:table-count="0" meta:image-count="0" meta:object-count="0" meta:page-count="2" meta:paragraph-count="28" meta:word-count="665" meta:character-count="4308" meta:non-whitespace-character-count="3671"/>
  </office:meta>
</office:document-meta>
</file>